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Stream.output( Out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DFStream.add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DFStream.setData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Stream.outputRawStreamData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Stream.PDF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DF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Stream.getBuffer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Stream.getSize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Stream.getBuffer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Stream.getDataLeng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